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9000001A844EA0942D4D4095E.png" manifest:media-type="image/png"/>
  <manifest:file-entry manifest:full-path="Pictures/10000000000004320000029C0F7995D8D9966C09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paragraph" svg:width="17cm" svg:height="10.573cm" draw:z-index="0"><draw:image xlink:href="Pictures/10000000000004320000029C0F7995D8D9966C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4.259cm" svg:height="8.481cm" draw:z-index="1"><draw:image xlink:href="Pictures/10000000000002C9000001A844EA0942D4D409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0T15:10:16.431702000</meta:creation-date>
    <dc:date>2021-11-20T10:35:29.011797000</dc:date>
    <meta:editing-duration>PT5M16S</meta:editing-duration>
    <meta:editing-cycles>5</meta:editing-cycles>
    <meta:generator>LibreOffice/6.3.3.2$MacOSX_X86_64 LibreOffice_project/a64200df03143b798afd1ec74a12ab50359878ed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